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rsid="0009623e" officeooo:paragraph-rsid="000bfe0b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ccanthis ADF Std" fo:font-size="12pt" fo:font-style="normal" fo:font-weight="bold" officeooo:rsid="0009f305" officeooo:paragraph-rsid="0009f305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Accanthis ADF Std" fo:font-size="12pt" fo:font-style="normal" fo:font-weight="normal" officeooo:rsid="0009f305" officeooo:paragraph-rsid="0009f30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Accanthis ADF Std" fo:font-size="12pt" officeooo:rsid="000dbdc2" officeooo:paragraph-rsid="000dbdc2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ccanthis ADF Std" fo:font-size="12pt" officeooo:rsid="0009623e" officeooo:paragraph-rsid="0009623e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Accanthis ADF Std" fo:font-size="12pt" fo:font-weight="bold" officeooo:rsid="000dbdc2" officeooo:paragraph-rsid="000dbdc2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Accanthis ADF Std" fo:font-size="14pt" fo:font-weight="bold" officeooo:rsid="0009623e" officeooo:paragraph-rsid="0009623e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Accanthis ADF Std" fo:font-size="14pt" fo:font-weight="bold" officeooo:rsid="000c969a" officeooo:paragraph-rsid="000c969a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o 2</text:p>
      <text:p text:style-name="P3">Nome: Gustavo Chicato Wandeur – nº USP: 7557797</text:p>
      <text:p text:style-name="P3">Nome: Leonardo Pereira Macedo <text:s/>– nº USP: 8536065</text:p>
      <text:p text:style-name="P7"/>
      <text:p text:style-name="P7"/>
      <text:p text:style-name="P8">Reconhecimento Automático de Insetos</text:p>
      <text:p text:style-name="P5"/>
      <text:p text:style-name="P1"/>
      <text:p text:style-name="P4">Insetos são vistos constantemente como prejudiciais ao ser humano. A despeito disso, <text:span text:style-name="T4">diversos deles são benéficos ao ecossistema e, em última instância, ao homem</text:span>, o que justifica o desenvolvimento de um método seletivo que consiga, por meio da distinção entre espécies, impedir ou eliminar as nocivas, ao mesmo tempo em que se preserva as úteis para o meio ambiente.</text:p>
      <text:p text:style-name="P4"></text:p>
      <text:p text:style-name="P4">Para que isso seja possível, é necessária a utilização de tecnologias que distinguam insetos de forma eficiente e automática. Umas dessas técnicas consiste em sensores de identificação que, por meio de um feixe laser, realizam a análise dos artrópodes à distância (Batista et al., 2011).</text:p>
      <text:p text:style-name="P4"></text:p>
      <text:p text:style-name="P4">O sistema consiste na captação de frequências geradas pelo movimento dos insetos. Os dados são analisados por meio de uma série de critérios matemáticos e estatísticos, e classificados de acordo com determinada metodologia, <text:span text:style-name="T6">como similaridade ou características intrínsecas</text:span>. Esses testes, aplicados a um grande rol de indivíduos, geram resultados que permitem categorizar satisfatoriamente as diferentes espécies de insetos a passarem pelo sensor.</text:p>
      <text:p text:style-name="P4"></text:p>
      <text:p text:style-name="P4">O projeto constitui-se numa solução simples e econômica, cujo custo-benefício supera até mesmo o dos algoritmos mais sofisticados, mostrando-se de grande importância computacional.</text:p>
      <text:p text:style-name="P4"/>
      <text:p text:style-name="P4"/>
      <text:p text:style-name="P6">Comentários</text:p>
      <text:p text:style-name="P6"><text:span text:style-name="T2">Parágrafo 1:</text:span><text:span text:style-name="T9"> </text:span><text:span text:style-name="T8">Homem está contido no ecossistema...</text:span></text:p>
      <text:p text:style-name="P6"><text:span text:style-name="T2">Parágrafo 3:</text:span><text:span text:style-name="T5"> </text:span><text:span text:style-name="T8">Falar do objetivo, que são os diferentes classificadores. Profª sugeriu desenvolver isso no final do tex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9:43:48.399887778</dc:date>
    <meta:editing-duration>PT5M10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35" meta:character-count="1618" meta:non-whitespace-character-count="1370"/>
  </office:meta>
</office:document-meta>
</file>